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ccff" svg:stroke-opacity="50%" draw:fill="solid" draw:fill-color="#808080" draw:opacity="100%" draw:textarea-horizontal-align="justify" draw:textarea-vertical-align="middle" draw:auto-grow-height="false" fo:min-height="26.928cm" fo:min-width="59.706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dcff" draw:textarea-horizontal-align="justify" draw:textarea-vertical-align="middle" draw:auto-grow-height="false" fo:min-height="1.17cm" fo:min-width="0.832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horizontal-align="center" draw:textarea-vertical-align="middle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0.585cm" fo:padding-top="0.2cm" fo:padding-bottom="0.2cm" fo:padding-left="0.325cm" fo:padding-right="0.325cm"/>
      <style:paragraph-properties style:writing-mode="lr-tb"/>
    </style:style>
    <style:style style:name="gr5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0.712cm" fo:padding-top="0.2cm" fo:padding-bottom="0.2cm" fo:padding-left="0.325cm" fo:padding-right="0.325cm"/>
      <style:paragraph-properties style:writing-mode="lr-tb"/>
    </style:style>
    <style:style style:name="gr6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1.443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vertical-align="middle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0.772c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2.06cm" fo:padding-top="0.178cm" fo:padding-bottom="0.178cm" fo:padding-left="0.303cm" fo:padding-right="0.303cm"/>
    </style:style>
    <style:style style:name="gr11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auto-grow-height="true" draw:auto-grow-width="false" fo:max-height="0cm" fo:min-height="0.793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0.362cm" fo:padding-top="0.2cm" fo:padding-bottom="0.2cm" fo:padding-left="0.325cm" fo:padding-right="0.325cm"/>
      <style:paragraph-properties style:writing-mode="lr-tb"/>
    </style:style>
    <style:style style:name="gr13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0.054cm" fo:padding-top="0.2cm" fo:padding-bottom="0.2cm" fo:padding-left="0.325cm" fo:padding-right="0.325cm"/>
      <style:paragraph-properties style:writing-mode="lr-tb"/>
    </style:style>
    <style:style style:name="gr14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2.163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horizontal-align="center" draw:textarea-vertical-align="middle" draw:auto-grow-height="true" draw:auto-grow-width="false" fo:max-height="0cm" fo:min-height="0.866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0cm" fo:padding-top="0.2cm" fo:padding-bottom="0.2cm" fo:padding-left="0.325cm" fo:padding-right="0.325cm"/>
      <style:paragraph-properties style:writing-mode="lr-tb"/>
    </style:style>
    <style:style style:name="gr17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1.423cm" fo:padding-top="0.2cm" fo:padding-bottom="0.2cm" fo:padding-left="0.325cm" fo:padding-right="0.325cm"/>
      <style:paragraph-properties style:writing-mode="lr-tb"/>
    </style:style>
    <style:style style:name="gr18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horizontal-align="center" draw:textarea-vertical-align="middle" draw:auto-grow-height="true" draw:auto-grow-width="false" fo:max-height="0cm" fo:min-height="0.839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0.743cm" fo:padding-top="0.2cm" fo:padding-bottom="0.2cm" fo:padding-left="0.325cm" fo:padding-right="0.325cm"/>
      <style:paragraph-properties style:writing-mode="lr-tb"/>
    </style:style>
    <style:style style:name="gr20" style:family="graphic" style:parent-style-name="objectwithoutfill">
      <style:graphic-properties svg:stroke-width="0.102cm" svg:stroke-color="#66ccff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1" style:family="graphic" style:parent-style-name="objectwithoutfill">
      <style:graphic-properties draw:stroke="solid" draw:stroke-dash="Fine_20_Dashed" svg:stroke-width="0.102cm" svg:stroke-color="#ff99cc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2" style:family="graphic" style:parent-style-name="objectwithoutfill">
      <style:graphic-properties draw:stroke="solid" draw:stroke-dash="Fine_20_Dotted" svg:stroke-width="0.102cm" svg:stroke-color="#ff99cc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3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4" style:family="graphic" style:parent-style-name="objectwithoutfill">
      <style:graphic-properties svg:stroke-width="0.102cm" svg:stroke-color="#ff99cc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5" style:family="graphic" style:parent-style-name="objectwithoutfill">
      <style:graphic-properties svg:stroke-width="0.102cm" svg:stroke-color="#ffffcc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6" style:family="graphic" style:parent-style-name="objectwithoutfill">
      <style:graphic-properties svg:stroke-width="0.102cm" svg:stroke-color="#ff950e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7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0.489cm" fo:padding-top="0.2cm" fo:padding-bottom="0.2cm" fo:padding-left="0.325cm" fo:padding-right="0.325cm"/>
      <style:paragraph-properties style:writing-mode="lr-tb"/>
    </style:style>
    <style:style style:name="gr28" style:family="graphic" style:parent-style-name="objectwithoutfill">
      <style:graphic-properties svg:stroke-width="0.102cm" svg:stroke-color="#33ff99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9" style:family="graphic" style:parent-style-name="objectwithoutfill">
      <style:graphic-properties svg:stroke-width="0.102cm" svg:stroke-color="#66cc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solid" draw:fill-color="#808080" draw:opacity="100%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00dcff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ccff" loext:opacity="100%" loext:color-lum-mod="100%" loext:color-lum-off="0%" fo:font-size="18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cc00" loext:opacity="100%" loext:color-lum-mod="100%" loext:color-lum-off="0%" fo:font-size="18pt"/>
    </style:style>
    <style:style style:name="P7" style:family="paragraph">
      <loext:graphic-properties draw:fill="solid" draw:fill-color="#cccccc" draw:opacity="100%"/>
      <style:paragraph-properties fo:text-align="center" style:writing-mode="lr-tb"/>
    </style:style>
    <style:style style:name="P8" style:family="paragraph">
      <loext:graphic-properties draw:fill="solid" draw:fill-color="#ff6600" draw:opacity="100%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66ccff" loext:opacity="100%" fo:font-size="18pt"/>
    </style:style>
    <style:style style:name="T2" style:family="text">
      <style:text-properties fo:color="#ffcc00" loext:opacity="100%" fo:font-size="18pt"/>
    </style:style>
    <style:style style:name="T3" style:family="text">
      <style:text-properties fo:color="#66ccff" loext:opacity="100%" style:text-position="super 58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0.206cm" svg:height="27.178cm" svg:x="-0.024cm" svg:y="0.411cm">
          <draw:glue-point draw:id="4" svg:x="-3.254cm" svg:y="-2.555cm"/>
          <draw:glue-point draw:id="5" svg:x="-2.357cm" svg:y="2.224cm"/>
          <draw:glue-point draw:id="6" svg:x="-2.601cm" svg:y="1.885cm"/>
          <draw:glue-point draw:id="7" svg:x="-2.324cm" svg:y="1.877cm" draw:escape-direction="down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032cm" svg:height="2.12cm" svg:x="1cm" svg:y="1.166cm">
          <text:p text:style-name="P2">Library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3" draw:text-style-name="P5" xml:id="id20" draw:id="id20" draw:layer="layout" svg:width="4.977cm" svg:height="1.062cm" svg:x="5.048cm" svg:y="1.889cm">
          <draw:text-box>
            <text:p text:style-name="P4"><text:span text:style-name="T1">Library Electric</text:span></text:p>
          </draw:text-box>
          <draw:glue-point draw:id="4" svg:x="4.952cm" svg:y="-2.608cm"/>
        </draw:frame>
        <draw:frame draw:style-name="gr4" draw:text-style-name="P6" xml:id="id2" draw:id="id2" draw:layer="layout" svg:width="6.096cm" svg:height="1.112cm" svg:x="34.495cm" svg:y="4.079cm">
          <draw:text-box>
            <text:p text:style-name="P4"><text:span text:style-name="T2">Dining Hall Energy</text:span></text:p>
          </draw:text-box>
        </draw:frame>
        <draw:frame draw:style-name="gr5" draw:text-style-name="P6" xml:id="id5" draw:id="id5" draw:layer="layout" svg:width="4.572cm" svg:height="1.112cm" svg:x="46.895cm" svg:y="7.735cm">
          <draw:text-box>
            <text:p text:style-name="P4"><text:span text:style-name="T2">Dining Hall All</text:span></text:p>
          </draw:text-box>
        </draw:frame>
        <draw:frame draw:style-name="gr6" draw:text-style-name="P7" draw:layer="layout" svg:width="2.54cm" svg:height="1.799cm" svg:x="0.619cm" svg:y="5.826cm">
          <draw:text-box>
            <text:p text:style-name="P4">Dining Hall</text:p>
          </draw:text-box>
        </draw:frame>
        <draw:frame draw:style-name="gr7" draw:text-style-name="P5" xml:id="id1" draw:id="id1" draw:layer="layout" svg:width="6.374cm" svg:height="1.062cm" svg:x="5.021cm" svg:y="4.637cm">
          <draw:text-box>
            <text:p text:style-name="P4"><text:span text:style-name="T1">Dining Hall Electric</text:span></text:p>
          </draw:text-box>
        </draw:frame>
        <draw:frame draw:style-name="gr8" draw:text-style-name="P5" xml:id="id3" draw:id="id3" draw:layer="layout" svg:width="6.374cm" svg:height="1.062cm" svg:x="4.897cm" svg:y="6.288cm">
          <draw:text-box>
            <text:p text:style-name="P4"><text:span text:style-name="T1">Dining Hall Gas</text:span></text:p>
          </draw:text-box>
        </draw:frame>
        <draw:frame draw:style-name="gr8" draw:text-style-name="P5" xml:id="id4" draw:id="id4" draw:layer="layout" svg:width="6.374cm" svg:height="1.062cm" svg:x="4.921cm" svg:y="7.785cm">
          <draw:text-box>
            <text:p text:style-name="P4"><text:span text:style-name="T1">Dining Hall Water</text:span></text:p>
          </draw:text-box>
        </draw:frame>
        <draw:g>
          <draw:frame draw:style-name="gr9" draw:text-style-name="P8" draw:layer="layout" svg:width="4.026cm" svg:height="1.128cm" svg:x="0.084cm" svg:y="24.144cm">
            <draw:text-box>
              <text:p text:style-name="P4">Great Dorm</text:p>
            </draw:text-box>
          </draw:frame>
          <draw:frame draw:style-name="gr10" draw:text-style-name="P8" draw:layer="layout" svg:width="1.047cm" svg:height="2.416cm" svg:x="3.063cm" svg:y="21.752cm">
            <draw:text-box>
              <text:p/>
            </draw:text-box>
          </draw:frame>
        </draw:g>
        <draw:frame draw:style-name="gr11" draw:text-style-name="P5" xml:id="id6" draw:id="id6" draw:layer="layout" svg:width="8.636cm" svg:height="1.143cm" svg:x="4.799cm" svg:y="22.474cm">
          <draw:text-box>
            <text:p text:style-name="P4"><text:span text:style-name="T1">Great Dorm 1</text:span><text:span text:style-name="T3">st</text:span><text:span text:style-name="T1"> floor Electric</text:span></text:p>
          </draw:text-box>
        </draw:frame>
        <draw:frame draw:style-name="gr11" draw:text-style-name="P5" xml:id="id7" draw:id="id7" draw:layer="layout" svg:width="8.636cm" svg:height="1.143cm" svg:x="4.799cm" svg:y="24.252cm">
          <draw:text-box>
            <text:p text:style-name="P4"><text:span text:style-name="T1">Great Dorm 2</text:span><text:span text:style-name="T3">nd</text:span><text:span text:style-name="T1"> floor Electric</text:span></text:p>
          </draw:text-box>
        </draw:frame>
        <draw:frame draw:style-name="gr11" draw:text-style-name="P5" xml:id="id10" draw:id="id10" draw:layer="layout" svg:width="8.636cm" svg:height="1.143cm" svg:x="4.78cm" svg:y="20.696cm">
          <draw:text-box>
            <text:p text:style-name="P4"><text:span text:style-name="T1">Great Dorm Gas</text:span></text:p>
          </draw:text-box>
        </draw:frame>
        <draw:frame draw:style-name="gr11" draw:text-style-name="P5" xml:id="id11" draw:id="id11" draw:layer="layout" svg:width="8.636cm" svg:height="1.143cm" svg:x="4.826cm" svg:y="26.122cm">
          <draw:text-box>
            <text:p text:style-name="P4"><text:span text:style-name="T1">Great Dorm Water</text:span></text:p>
          </draw:text-box>
        </draw:frame>
        <draw:frame draw:style-name="gr12" draw:text-style-name="P6" xml:id="id12" draw:id="id12" draw:layer="layout" svg:width="4.826cm" svg:height="1.112cm" svg:x="47.649cm" svg:y="25.257cm">
          <draw:text-box>
            <text:p text:style-name="P4"><text:span text:style-name="T2">Great Dorm All</text:span></text:p>
          </draw:text-box>
        </draw:frame>
        <draw:frame draw:style-name="gr5" draw:text-style-name="P6" xml:id="id9" draw:id="id9" draw:layer="layout" svg:width="6.204cm" svg:height="1.112cm" svg:x="34.176cm" svg:y="20.843cm">
          <draw:text-box>
            <text:p text:style-name="P4"><text:span text:style-name="T2">Great Dorm Energy</text:span></text:p>
          </draw:text-box>
        </draw:frame>
        <draw:frame draw:style-name="gr13" draw:text-style-name="P6" xml:id="id8" draw:id="id8" draw:layer="layout" svg:width="6.35cm" svg:height="1.112cm" svg:x="15.732cm" svg:y="22.085cm">
          <draw:text-box>
            <text:p text:style-name="P4"><text:span text:style-name="T2">Great Dorm Electric</text:span></text:p>
          </draw:text-box>
        </draw:frame>
        <draw:frame draw:style-name="gr14" draw:text-style-name="P7" draw:layer="layout" svg:width="3.556cm" svg:height="2.519cm" svg:x="0.192cm" svg:y="14.693cm">
          <draw:text-box>
            <text:p text:style-name="P4">Theater</text:p>
          </draw:text-box>
        </draw:frame>
        <draw:frame draw:style-name="gr3" draw:text-style-name="P5" xml:id="id17" draw:id="id17" draw:layer="layout" svg:width="7.136cm" svg:height="1.062cm" svg:x="4.81cm" svg:y="13.827cm">
          <draw:text-box>
            <text:p text:style-name="P4"><text:span text:style-name="T1">Theater Gas</text:span></text:p>
          </draw:text-box>
        </draw:frame>
        <draw:frame draw:style-name="gr15" draw:text-style-name="P5" draw:layer="layout" svg:width="7.009cm" svg:height="1.216cm" svg:x="4.81cm" svg:y="17.564cm">
          <draw:text-box>
            <text:p text:style-name="P4"><text:span text:style-name="T1">Theater Temperature</text:span></text:p>
          </draw:text-box>
        </draw:frame>
        <draw:frame draw:style-name="gr16" draw:text-style-name="P6" xml:id="id16" draw:id="id16" draw:layer="layout" svg:width="5.207cm" svg:height="1.112cm" svg:x="34.567cm" svg:y="13.779cm">
          <draw:text-box>
            <text:p text:style-name="P4"><text:span text:style-name="T2"><text:s/></text:span><text:span text:style-name="T2">Theater Energy</text:span></text:p>
          </draw:text-box>
        </draw:frame>
        <draw:frame draw:style-name="gr16" draw:text-style-name="P6" xml:id="id18" draw:id="id18" draw:layer="layout" svg:width="4.318cm" svg:height="1.112cm" svg:x="47.122cm" svg:y="12.557cm">
          <draw:text-box>
            <text:p text:style-name="P4"><text:span text:style-name="T2"><text:s/></text:span><text:span text:style-name="T2">Theater All</text:span></text:p>
          </draw:text-box>
        </draw:frame>
        <draw:frame draw:style-name="gr17" draw:text-style-name="P6" xml:id="id23" draw:id="id23" draw:layer="layout" svg:width="7.112cm" svg:height="1.823cm" svg:x="12.995cm" svg:y="10.226cm">
          <draw:text-box>
            <text:p text:style-name="P4"><text:span text:style-name="T2"><text:s/></text:span><text:span text:style-name="T2">Dining Hall &amp; Theater Elec. Power</text:span></text:p>
          </draw:text-box>
        </draw:frame>
        <draw:frame draw:style-name="gr15" draw:text-style-name="P5" xml:id="id22" draw:id="id22" draw:layer="layout" svg:width="6.882cm" svg:height="1.216cm" svg:x="4.794cm" svg:y="11.722cm">
          <draw:text-box>
            <text:p text:style-name="P4"><text:span text:style-name="T1">Theater Elec. Power</text:span></text:p>
          </draw:text-box>
        </draw:frame>
        <draw:frame draw:style-name="gr18" draw:text-style-name="P5" xml:id="id24" draw:id="id24" draw:layer="layout" svg:width="7.366cm" svg:height="1.189cm" svg:x="4.767cm" svg:y="9.463cm">
          <draw:text-box>
            <text:p text:style-name="P4"><text:span text:style-name="T1">Dining Hall Elec. Power</text:span></text:p>
          </draw:text-box>
        </draw:frame>
        <draw:frame draw:style-name="gr19" draw:text-style-name="P6" xml:id="id13" draw:id="id13" draw:layer="layout" svg:width="4.223cm" svg:height="1.143cm" svg:x="55.391cm" svg:y="15.605cm">
          <draw:text-box>
            <text:p text:style-name="P4"><text:span text:style-name="T2">Campus All</text:span></text:p>
          </draw:text-box>
        </draw:frame>
        <draw:connector draw:style-name="gr20" draw:text-style-name="P9" draw:layer="layout" svg:x1="8.208cm" svg:y1="4.637cm" svg:x2="34.495cm" svg:y2="4.635cm" draw:start-shape="id1" draw:start-glue-point="0" draw:end-shape="id2" draw:end-glue-point="3" svg:d="M8208 4637v-551h14725v549h11562" svg:viewBox="0 0 26288 552">
          <text:p/>
        </draw:connector>
        <draw:connector draw:style-name="gr20" draw:text-style-name="P9" draw:layer="layout" draw:type="curve" draw:line-skew="-8.272cm" svg:x1="11.271cm" svg:y1="6.819cm" svg:x2="34.495cm" svg:y2="4.635cm" draw:start-shape="id3" draw:start-glue-point="1" draw:end-shape="id2" draw:end-glue-point="3" svg:d="M11271 6819c4992 0-6620-2184 23224-2184" svg:viewBox="0 0 23225 2185">
          <text:p/>
        </draw:connector>
        <draw:connector draw:style-name="gr21" draw:text-style-name="P9" draw:layer="layout" svg:x1="11.295cm" svg:y1="8.316cm" svg:x2="46.895cm" svg:y2="8.291cm" draw:start-shape="id4" draw:start-glue-point="1" draw:end-shape="id5" draw:end-glue-point="3" svg:d="M11295 8316h17788v-25h17812" svg:viewBox="0 0 35601 26">
          <text:p/>
        </draw:connector>
        <draw:connector draw:style-name="gr22" draw:text-style-name="P9" draw:layer="layout" svg:x1="37.543cm" svg:y1="4.079cm" svg:x2="46.895cm" svg:y2="8.291cm" draw:start-shape="id2" draw:start-glue-point="0" draw:end-shape="id5" draw:end-glue-point="3" svg:d="M37543 4079v-576h6200v4788h3152" svg:viewBox="0 0 9353 4789">
          <text:p/>
        </draw:connector>
        <draw:connector draw:style-name="gr23" draw:text-style-name="P9" draw:layer="layout" svg:x1="13.435cm" svg:y1="23.045cm" svg:x2="15.732cm" svg:y2="22.441cm" draw:start-shape="id6" draw:start-glue-point="1" svg:d="M13435 23045h1424v-604h873" svg:viewBox="0 0 2298 605">
          <text:p/>
        </draw:connector>
        <draw:connector draw:style-name="gr23" draw:text-style-name="P9" draw:layer="layout" svg:x1="13.435cm" svg:y1="24.823cm" svg:x2="15.732cm" svg:y2="22.441cm" draw:start-shape="id7" draw:start-glue-point="1" svg:d="M13435 24823h1424v-2382h873" svg:viewBox="0 0 2298 2383">
          <text:p/>
        </draw:connector>
        <draw:connector draw:style-name="gr20" draw:text-style-name="P9" draw:layer="layout" svg:x1="18.907cm" svg:y1="23.197cm" svg:x2="34.176cm" svg:y2="21.399cm" draw:start-shape="id8" draw:start-glue-point="2" draw:end-shape="id9" draw:end-glue-point="3" svg:d="M18907 23197v576h9222v-2374h6047" svg:viewBox="0 0 15270 2375">
          <text:p/>
        </draw:connector>
        <draw:connector draw:style-name="gr20" draw:text-style-name="P9" draw:layer="layout" svg:x1="9.098cm" svg:y1="20.696cm" svg:x2="34.176cm" svg:y2="21.399cm" draw:start-shape="id10" draw:start-glue-point="0" draw:end-shape="id9" draw:end-glue-point="3" svg:d="M9098 20696v-551h14686v1254h10392" svg:viewBox="0 0 25079 1255">
          <text:p/>
        </draw:connector>
        <draw:connector draw:style-name="gr24" draw:text-style-name="P9" draw:layer="layout" svg:x1="13.462cm" svg:y1="26.693cm" svg:x2="47.649cm" svg:y2="25.813cm" draw:start-shape="id11" draw:start-glue-point="1" draw:end-shape="id12" draw:end-glue-point="3" svg:d="M13462 26693h17081v-880h17106" svg:viewBox="0 0 34188 881">
          <text:p/>
        </draw:connector>
        <draw:connector draw:style-name="gr24" draw:text-style-name="P9" draw:layer="layout" svg:x1="40.38cm" svg:y1="21.399cm" svg:x2="47.649cm" svg:y2="25.813cm" draw:start-shape="id9" draw:start-glue-point="1" draw:end-shape="id12" draw:end-glue-point="3" svg:d="M40380 21399h3635v4414h3634" svg:viewBox="0 0 7270 4415">
          <text:p/>
        </draw:connector>
        <draw:connector draw:style-name="gr25" draw:text-style-name="P9" draw:layer="layout" draw:line-skew="-0.492cm" svg:x1="52.475cm" svg:y1="25.813cm" svg:x2="55.391cm" svg:y2="16.176cm" draw:start-shape="id12" draw:start-glue-point="1" draw:end-shape="id13" draw:end-glue-point="3" svg:d="M52475 25813h966v-9637h1950" svg:viewBox="0 0 2917 9638">
          <text:p/>
        </draw:connector>
        <draw:frame draw:style-name="gr16" draw:text-style-name="P6" xml:id="id14" draw:id="id14" draw:layer="layout" svg:width="5.461cm" svg:height="1.112cm" svg:x="29.816cm" svg:y="17.541cm">
          <draw:text-box>
            <text:p text:style-name="P4"><text:span text:style-name="T2">Campus Electric</text:span></text:p>
          </draw:text-box>
        </draw:frame>
        <draw:connector draw:style-name="gr26" draw:text-style-name="P9" draw:layer="layout" draw:line-skew="1.467cm" svg:x1="22.082cm" svg:y1="22.641cm" svg:x2="29.816cm" svg:y2="18.097cm" draw:start-shape="id8" draw:start-glue-point="1" draw:end-shape="id14" draw:end-glue-point="3" svg:d="M22082 22641h5334v-4544h2400" svg:viewBox="0 0 7735 4545">
          <text:p/>
        </draw:connector>
        <draw:connector draw:style-name="gr26" draw:text-style-name="P9" draw:layer="layout" draw:line-skew="7.557cm" svg:x1="11.395cm" svg:y1="5.168cm" svg:x2="29.816cm" svg:y2="18.097cm" draw:start-shape="id1" draw:start-glue-point="1" draw:end-shape="id14" draw:end-glue-point="3" svg:d="M11395 5168h16755v12929h1666" svg:viewBox="0 0 18422 12930">
          <text:p/>
        </draw:connector>
        <draw:frame draw:style-name="gr3" draw:text-style-name="P5" xml:id="id15" draw:id="id15" draw:layer="layout" svg:width="7.136cm" svg:height="1.062cm" svg:x="4.867cm" svg:y="15.478cm">
          <draw:text-box>
            <text:p text:style-name="P4"><text:span text:style-name="T1">Theater Electric</text:span></text:p>
          </draw:text-box>
        </draw:frame>
        <draw:connector draw:style-name="gr26" draw:text-style-name="P9" draw:layer="layout" draw:type="curve" draw:line-skew="-6.022cm" svg:x1="12.003cm" svg:y1="16.009cm" svg:x2="29.816cm" svg:y2="18.097cm" draw:start-shape="id15" draw:end-shape="id14" draw:end-glue-point="3" svg:d="M12003 16009c4308 0-4598 2088 17813 2088" svg:viewBox="0 0 17814 2089">
          <text:p/>
        </draw:connector>
        <draw:connector draw:style-name="gr20" draw:text-style-name="P9" draw:layer="layout" draw:line-skew="-0.77cm" svg:x1="12.003cm" svg:y1="16.009cm" svg:x2="34.567cm" svg:y2="14.335cm" draw:start-shape="id15" draw:start-glue-point="1" draw:end-shape="id16" draw:end-glue-point="3" svg:d="M12003 16009h10500v-1674h12064" svg:viewBox="0 0 22565 1675">
          <text:p/>
        </draw:connector>
        <draw:connector draw:style-name="gr20" draw:text-style-name="P9" draw:layer="layout" draw:type="curve" draw:line-skew="-0.168cm 4.485cm" svg:x1="8.378cm" svg:y1="14.889cm" svg:x2="34.567cm" svg:y2="14.335cm" draw:start-shape="id17" draw:start-glue-point="2" draw:end-shape="id16" draw:end-glue-point="3" svg:d="M8378 14889c0 574 9676 479 13659 197s2273-751 12530-751" svg:viewBox="0 0 26190 975">
          <text:p/>
        </draw:connector>
        <draw:connector draw:style-name="gr24" draw:text-style-name="P9" draw:layer="layout" svg:x1="37.17cm" svg:y1="13.779cm" svg:x2="47.122cm" svg:y2="13.113cm" draw:start-shape="id16" draw:start-glue-point="0" draw:end-shape="id18" draw:end-glue-point="3" svg:d="M37170 13779v-666h9952" svg:viewBox="0 0 9953 667">
          <text:p/>
        </draw:connector>
        <draw:connector draw:style-name="gr25" draw:text-style-name="P9" draw:layer="layout" draw:line-skew="0.27cm" svg:x1="51.467cm" svg:y1="8.291cm" svg:x2="55.391cm" svg:y2="16.176cm" draw:start-shape="id5" draw:start-glue-point="1" draw:end-shape="id13" draw:end-glue-point="3" svg:d="M51467 8291h2232v7885h1692" svg:viewBox="0 0 3925 7886">
          <text:p/>
        </draw:connector>
        <draw:connector draw:style-name="gr25" draw:text-style-name="P9" draw:layer="layout" draw:line-skew="-0.81cm" svg:x1="51.44cm" svg:y1="13.113cm" svg:x2="55.391cm" svg:y2="16.176cm" draw:start-shape="id18" draw:start-glue-point="1" draw:end-shape="id13" draw:end-glue-point="3" svg:d="M51440 13113h1166v3063h2785" svg:viewBox="0 0 3952 3064">
          <text:p/>
        </draw:connector>
        <draw:frame draw:style-name="gr27" draw:text-style-name="P6" xml:id="id21" draw:id="id21" draw:layer="layout" svg:width="5.334cm" svg:height="1.112cm" svg:x="43.291cm" svg:y="17.16cm">
          <draw:text-box>
            <text:p text:style-name="P4"><text:span text:style-name="T2">Campus Energy</text:span></text:p>
          </draw:text-box>
        </draw:frame>
        <draw:frame draw:style-name="gr27" draw:text-style-name="P6" xml:id="id19" draw:id="id19" draw:layer="layout" svg:width="4.445cm" svg:height="1.112cm" svg:x="22.874cm" svg:y="10.048cm">
          <draw:text-box>
            <text:p text:style-name="P4"><text:span text:style-name="T2">Campus Gas</text:span></text:p>
          </draw:text-box>
        </draw:frame>
        <draw:connector draw:style-name="gr28" draw:text-style-name="P9" draw:layer="layout" draw:line-skew="5.029cm" svg:x1="11.271cm" svg:y1="6.819cm" svg:x2="22.874cm" svg:y2="10.604cm" draw:start-shape="id3" draw:start-glue-point="1" draw:end-shape="id19" draw:end-glue-point="3" svg:d="M11271 6819h10818v3785h785" svg:viewBox="0 0 11604 3786">
          <text:p/>
        </draw:connector>
        <draw:connector draw:style-name="gr28" draw:text-style-name="P9" draw:layer="layout" draw:line-skew="3.414cm" svg:x1="11.946cm" svg:y1="14.358cm" svg:x2="22.874cm" svg:y2="10.604cm" draw:start-shape="id17" draw:start-glue-point="1" draw:end-shape="id19" draw:end-glue-point="3" svg:d="M11946 14358h8866v-3754h2062" svg:viewBox="0 0 10929 3755">
          <text:p/>
        </draw:connector>
        <draw:connector draw:style-name="gr28" draw:text-style-name="P9" draw:layer="layout" draw:line-skew="3.314cm" svg:x1="13.416cm" svg:y1="21.267cm" svg:x2="22.874cm" svg:y2="10.604cm" draw:start-shape="id10" draw:start-glue-point="1" draw:end-shape="id19" draw:end-glue-point="3" svg:d="M13416 21267h8031v-10663h1427" svg:viewBox="0 0 9459 10664">
          <text:p/>
        </draw:connector>
        <draw:connector draw:style-name="gr26" draw:text-style-name="P9" draw:layer="layout" draw:line-skew="8.7cm" svg:x1="10.025cm" svg:y1="2.42cm" svg:x2="29.816cm" svg:y2="18.097cm" draw:start-shape="id20" draw:start-glue-point="1" draw:end-shape="id14" draw:end-glue-point="3" svg:d="M10025 2420h18583v15677h1208" svg:viewBox="0 0 19792 15678">
          <text:p/>
        </draw:connector>
        <draw:connector draw:style-name="gr29" draw:text-style-name="P9" draw:layer="layout" draw:line-skew="0.19cm" svg:x1="40.591cm" svg:y1="4.635cm" svg:x2="43.291cm" svg:y2="17.716cm" draw:start-shape="id2" draw:start-glue-point="1" draw:end-shape="id21" draw:end-glue-point="3" svg:d="M40591 4635h1540v13081h1160" svg:viewBox="0 0 2701 13082">
          <text:p/>
        </draw:connector>
        <draw:connector draw:style-name="gr29" draw:text-style-name="P9" draw:layer="layout" draw:line-skew="16.264cm" svg:x1="10cm" svg:y1="2.144cm" svg:x2="43.291cm" svg:y2="17.716cm" draw:start-shape="id20" draw:start-glue-point="4" draw:end-shape="id21" draw:end-glue-point="3" svg:d="M10000 2144h32910v15572h381" svg:viewBox="0 0 33292 15573">
          <text:p/>
        </draw:connector>
        <draw:connector draw:style-name="gr29" draw:text-style-name="P9" draw:layer="layout" draw:line-skew="-1.905cm" svg:x1="39.774cm" svg:y1="14.335cm" svg:x2="43.291cm" svg:y2="17.716cm" draw:start-shape="id16" draw:start-glue-point="1" draw:end-shape="id21" draw:end-glue-point="3" svg:d="M39774 14335h-146v3381h3663" svg:viewBox="0 0 3664 3382">
          <text:p/>
        </draw:connector>
        <draw:connector draw:style-name="gr29" draw:text-style-name="P9" draw:layer="layout" svg:x1="43.291cm" svg:y1="17.716cm" svg:x2="37.278cm" svg:y2="20.843cm" draw:start-shape="id21" draw:start-glue-point="3" draw:end-shape="id9" draw:end-glue-point="0" svg:d="M43291 17716h-6013v3127" svg:viewBox="0 0 6014 3128">
          <text:p/>
        </draw:connector>
        <draw:connector draw:style-name="gr25" draw:text-style-name="P9" draw:layer="layout" draw:line-skew="0cm 22.279cm" svg:x1="7.536cm" svg:y1="1.889cm" svg:x2="55.391cm" svg:y2="16.176cm" draw:start-shape="id20" draw:start-glue-point="0" draw:end-shape="id13" draw:end-glue-point="3" svg:d="M7536 1889v-551h47439v14838h416" svg:viewBox="0 0 47856 14839">
          <text:p/>
        </draw:connector>
        <draw:connector draw:style-name="gr23" draw:text-style-name="P9" draw:layer="layout" svg:x1="11.676cm" svg:y1="12.33cm" svg:x2="12.995cm" svg:y2="11.137cm" draw:start-shape="id22" draw:start-glue-point="1" draw:end-shape="id23" draw:end-glue-point="3" svg:d="M11676 12330h647v-1193h672" svg:viewBox="0 0 1320 1194">
          <text:p/>
        </draw:connector>
        <draw:connector draw:style-name="gr23" draw:text-style-name="P9" draw:layer="layout" svg:x1="12.133cm" svg:y1="10.057cm" svg:x2="12.995cm" svg:y2="11.137cm" draw:start-shape="id24" draw:start-glue-point="1" draw:end-shape="id23" draw:end-glue-point="3" svg:d="M12133 10057h419v1080h443" svg:viewBox="0 0 863 108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 Huss-Lederman</meta:initial-creator>
    <meta:creation-date>2021-02-19T13:08:27.730930242</meta:creation-date>
    <dc:date>2022-10-31T18:08:56.626033732</dc:date>
    <dc:creator>Steven Huss-Lederman</dc:creator>
    <meta:editing-duration>PT1H10M55S</meta:editing-duration>
    <meta:editing-cycles>21</meta:editing-cycles>
    <meta:generator>LibreOffice/7.4.1.2$MacOSX_X86_64 LibreOffice_project/3c58a8f3a960df8bc8fd77b461821e42c061c5f0</meta:generator>
    <meta:document-statistic meta:object-count="62"/>
  </office:meta>
</office:document-meta>
</file>